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108cm"/>
    </style:style>
    <style:style style:name="co3" style:family="table-column">
      <style:table-column-properties fo:break-before="auto" style:column-width="2.43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2"/>
        <table:table-column table:style-name="co3" table:default-cell-style-name="ce2"/>
        <table:table-row table:style-name="ro1" table:number-rows-repeated="5">
          <table:table-cell table:number-columns-repeated="4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stacja pogody lista czesci</text:p>
          </table:table-cell>
          <table:table-cell table:style-name="ce1" office:value-type="string" calcext:value-type="string">
            <text:p>ilość</text:p>
          </table:table-cell>
          <table:table-cell table:style-name="ce1" office:value-type="string" calcext:value-type="string">
            <text:p>koszt netto</text:p>
          </table:table-cell>
          <table:table-cell table:style-name="ce1" office:value-type="string" calcext:value-type="string">
            <text:p>wartość netto</text:p>
          </table:table-cell>
        </table:table-row>
        <table:table-row table:style-name="ro1" table:number-rows-repeated="2">
          <table:table-cell table:number-columns-repeated="4"/>
          <table:table-cell table:style-name="Default"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emos D1 mini</text:p>
          </table:table-cell>
          <table:table-cell office:value-type="float" office:value="1" calcext:value-type="float">
            <text:p>1</text:p>
          </table:table-cell>
          <table:table-cell office:value-type="currency" office:currency="PLN" office:value="15.8" calcext:value-type="currency">
            <text:p>15,80 zł</text:p>
          </table:table-cell>
          <table:table-cell table:formula="of:=[.E9]*[.D9]" office:value-type="currency" office:currency="PLN" office:value="15.8" calcext:value-type="currency">
            <text:p>15,80 zł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ME280</text:p>
          </table:table-cell>
          <table:table-cell office:value-type="float" office:value="1" calcext:value-type="float">
            <text:p>1</text:p>
          </table:table-cell>
          <table:table-cell office:value-type="currency" office:currency="PLN" office:value="35" calcext:value-type="currency">
            <text:p>35,00 zł</text:p>
          </table:table-cell>
          <table:table-cell table:formula="of:=[.E10]*[.D10]" office:value-type="currency" office:currency="PLN" office:value="35" calcext:value-type="currency">
            <text:p>35,00 zł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Kontaktron 2x10mm</text:p>
          </table:table-cell>
          <table:table-cell office:value-type="float" office:value="9" calcext:value-type="float">
            <text:p>9</text:p>
          </table:table-cell>
          <table:table-cell office:value-type="currency" office:currency="PLN" office:value="4" calcext:value-type="currency">
            <text:p>4,00 zł</text:p>
          </table:table-cell>
          <table:table-cell table:formula="of:=[.E11]*[.D11]" office:value-type="currency" office:currency="PLN" office:value="36" calcext:value-type="currency">
            <text:p>36,00 zł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agnes neodymowy fi 10mm x 1mm</text:p>
          </table:table-cell>
          <table:table-cell office:value-type="float" office:value="1" calcext:value-type="float">
            <text:p>1</text:p>
          </table:table-cell>
          <table:table-cell office:value-type="currency" office:currency="PLN" office:value="2" calcext:value-type="currency">
            <text:p>2,00 zł</text:p>
          </table:table-cell>
          <table:table-cell table:formula="of:=[.E12]*[.D12]" office:value-type="currency" office:currency="PLN" office:value="2" calcext:value-type="currency">
            <text:p>2,00 zł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agnes neodymowy fi5mm x 2mm</text:p>
          </table:table-cell>
          <table:table-cell office:value-type="float" office:value="1" calcext:value-type="float">
            <text:p>1</text:p>
          </table:table-cell>
          <table:table-cell office:value-type="currency" office:currency="PLN" office:value="2" calcext:value-type="currency">
            <text:p>2,00 zł</text:p>
          </table:table-cell>
          <table:table-cell table:formula="of:=[.E13]*[.D13]" office:value-type="currency" office:currency="PLN" office:value="2" calcext:value-type="currency">
            <text:p>2,00 zł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Łożysko 695ZZ 5x13x4</text:p>
          </table:table-cell>
          <table:table-cell office:value-type="float" office:value="2" calcext:value-type="float">
            <text:p>2</text:p>
          </table:table-cell>
          <table:table-cell office:value-type="currency" office:currency="PLN" office:value="1.9" calcext:value-type="currency">
            <text:p>1,90 zł</text:p>
          </table:table-cell>
          <table:table-cell table:formula="of:=[.E14]*[.D14]" office:value-type="currency" office:currency="PLN" office:value="3.8" calcext:value-type="currency">
            <text:p>3,80 zł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zpilki M5 x 95mm</text:p>
          </table:table-cell>
          <table:table-cell office:value-type="float" office:value="3" calcext:value-type="float">
            <text:p>3</text:p>
          </table:table-cell>
          <table:table-cell office:value-type="currency" office:currency="PLN" office:value="1.2" calcext:value-type="currency">
            <text:p>1,20 zł</text:p>
          </table:table-cell>
          <table:table-cell table:formula="of:=[.E15]*[.D15]" office:value-type="currency" office:currency="PLN" office:value="3.6" calcext:value-type="currency">
            <text:p>3,60 zł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Nakrętki M5</text:p>
          </table:table-cell>
          <table:table-cell office:value-type="float" office:value="6" calcext:value-type="float">
            <text:p>6</text:p>
          </table:table-cell>
          <table:table-cell office:value-type="currency" office:currency="PLN" office:value="1" calcext:value-type="currency">
            <text:p>1,00 zł</text:p>
          </table:table-cell>
          <table:table-cell table:formula="of:=[.E16]*[.D16]" office:value-type="currency" office:currency="PLN" office:value="6" calcext:value-type="currency">
            <text:p>6,00 zł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zpilki M5 x 75MM</text:p>
          </table:table-cell>
          <table:table-cell office:value-type="float" office:value="2" calcext:value-type="float">
            <text:p>2</text:p>
          </table:table-cell>
          <table:table-cell office:value-type="currency" office:currency="PLN" office:value="1.2" calcext:value-type="currency">
            <text:p>1,20 zł</text:p>
          </table:table-cell>
          <table:table-cell table:formula="of:=[.E17]*[.D17]" office:value-type="currency" office:currency="PLN" office:value="2.4" calcext:value-type="currency">
            <text:p>2,40 zł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NakrętkiM5</text:p>
          </table:table-cell>
          <table:table-cell office:value-type="float" office:value="6" calcext:value-type="float">
            <text:p>6</text:p>
          </table:table-cell>
          <table:table-cell office:value-type="currency" office:currency="PLN" office:value="1" calcext:value-type="currency">
            <text:p>1,00 zł</text:p>
          </table:table-cell>
          <table:table-cell table:formula="of:=[.E18]*[.D18]" office:value-type="currency" office:currency="PLN" office:value="6" calcext:value-type="currency">
            <text:p>6,00 zł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Śrubka M5</text:p>
          </table:table-cell>
          <table:table-cell office:value-type="float" office:value="1" calcext:value-type="float">
            <text:p>1</text:p>
          </table:table-cell>
          <table:table-cell office:value-type="currency" office:currency="PLN" office:value="1" calcext:value-type="currency">
            <text:p>1,00 zł</text:p>
          </table:table-cell>
          <table:table-cell table:formula="of:=[.E19]*[.D19]" office:value-type="currency" office:currency="PLN" office:value="1" calcext:value-type="currency">
            <text:p>1,00 zł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Śrubka M4</text:p>
          </table:table-cell>
          <table:table-cell office:value-type="float" office:value="1" calcext:value-type="float">
            <text:p>1</text:p>
          </table:table-cell>
          <table:table-cell office:value-type="currency" office:currency="PLN" office:value="1" calcext:value-type="currency">
            <text:p>1,00 zł</text:p>
          </table:table-cell>
          <table:table-cell table:formula="of:=[.E20]*[.D20]" office:value-type="currency" office:currency="PLN" office:value="1" calcext:value-type="currency">
            <text:p>1,00 zł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Nakrętka M4</text:p>
          </table:table-cell>
          <table:table-cell office:value-type="float" office:value="1" calcext:value-type="float">
            <text:p>1</text:p>
          </table:table-cell>
          <table:table-cell office:value-type="currency" office:currency="PLN" office:value="1" calcext:value-type="currency">
            <text:p>1,00 zł</text:p>
          </table:table-cell>
          <table:table-cell table:formula="of:=[.E21]*[.D21]" office:value-type="currency" office:currency="PLN" office:value="1" calcext:value-type="currency">
            <text:p>1,00 zł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Osłona radiacyjna top</text:p>
          </table:table-cell>
          <table:table-cell office:value-type="float" office:value="1" calcext:value-type="float">
            <text:p>1</text:p>
          </table:table-cell>
          <table:table-cell office:value-type="currency" office:currency="PLN" office:value="2.9" calcext:value-type="currency">
            <text:p>2,90 zł</text:p>
          </table:table-cell>
          <table:table-cell table:formula="of:=[.E22]*[.D22]" office:value-type="currency" office:currency="PLN" office:value="2.9" calcext:value-type="currency">
            <text:p>2,90 zł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Osłona radiacyjna middle</text:p>
          </table:table-cell>
          <table:table-cell office:value-type="float" office:value="3" calcext:value-type="float">
            <text:p>3</text:p>
          </table:table-cell>
          <table:table-cell office:value-type="currency" office:currency="PLN" office:value="2.7" calcext:value-type="currency">
            <text:p>2,70 zł</text:p>
          </table:table-cell>
          <table:table-cell table:formula="of:=[.E23]*[.D23]" office:value-type="currency" office:currency="PLN" office:value="8.1" calcext:value-type="currency">
            <text:p>8,10 zł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ierścień dystansujący</text:p>
          </table:table-cell>
          <table:table-cell office:value-type="float" office:value="1" calcext:value-type="float">
            <text:p>1</text:p>
          </table:table-cell>
          <table:table-cell office:value-type="currency" office:currency="PLN" office:value="1.9" calcext:value-type="currency">
            <text:p>1,90 zł</text:p>
          </table:table-cell>
          <table:table-cell table:formula="of:=[.E24]*[.D24]" office:value-type="currency" office:currency="PLN" office:value="1.9" calcext:value-type="currency">
            <text:p>1,90 zł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Uchwyt czujnika BME</text:p>
          </table:table-cell>
          <table:table-cell office:value-type="float" office:value="1" calcext:value-type="float">
            <text:p>1</text:p>
          </table:table-cell>
          <table:table-cell office:value-type="currency" office:currency="PLN" office:value="0.78" calcext:value-type="currency">
            <text:p>0,78 zł</text:p>
          </table:table-cell>
          <table:table-cell table:formula="of:=[.E25]*[.D25]" office:value-type="currency" office:currency="PLN" office:value="0.78" calcext:value-type="currency">
            <text:p>0,78 zł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Uchwyt masztowy czujnika T/Rh/Bar</text:p>
          </table:table-cell>
          <table:table-cell office:value-type="float" office:value="1" calcext:value-type="float">
            <text:p>1</text:p>
          </table:table-cell>
          <table:table-cell office:value-type="currency" office:currency="PLN" office:value="3.15" calcext:value-type="currency">
            <text:p>3,15 zł</text:p>
          </table:table-cell>
          <table:table-cell table:formula="of:=[.E26]*[.D26]" office:value-type="currency" office:currency="PLN" office:value="3.15" calcext:value-type="currency">
            <text:p>3,15 zł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Uchwyt masztowy czujnika Wind</text:p>
          </table:table-cell>
          <table:table-cell office:value-type="float" office:value="1" calcext:value-type="float">
            <text:p>1</text:p>
          </table:table-cell>
          <table:table-cell office:value-type="currency" office:currency="PLN" office:value="2.83" calcext:value-type="currency">
            <text:p>2,83 zł</text:p>
          </table:table-cell>
          <table:table-cell table:formula="of:=[.E27]*[.D27]" office:value-type="currency" office:currency="PLN" office:value="2.83" calcext:value-type="currency">
            <text:p>2,83 zł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Element wiatraczka</text:p>
          </table:table-cell>
          <table:table-cell office:value-type="float" office:value="3" calcext:value-type="float">
            <text:p>3</text:p>
          </table:table-cell>
          <table:table-cell office:value-type="currency" office:currency="PLN" office:value="0.82" calcext:value-type="currency">
            <text:p>0,82 zł</text:p>
          </table:table-cell>
          <table:table-cell table:formula="of:=[.E28]*[.D28]" office:value-type="currency" office:currency="PLN" office:value="2.46" calcext:value-type="currency">
            <text:p>2,46 zł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Uchwyt elementów wiatraczka</text:p>
          </table:table-cell>
          <table:table-cell office:value-type="float" office:value="1" calcext:value-type="float">
            <text:p>1</text:p>
          </table:table-cell>
          <table:table-cell office:value-type="currency" office:currency="PLN" office:value="0.46" calcext:value-type="currency">
            <text:p>0,46 zł</text:p>
          </table:table-cell>
          <table:table-cell table:formula="of:=[.E29]*[.D29]" office:value-type="currency" office:currency="PLN" office:value="0.46" calcext:value-type="currency">
            <text:p>0,46 zł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Obudowa wiatraczka cz. Gorna</text:p>
          </table:table-cell>
          <table:table-cell office:value-type="float" office:value="1" calcext:value-type="float">
            <text:p>1</text:p>
          </table:table-cell>
          <table:table-cell office:value-type="currency" office:currency="PLN" office:value="2.64" calcext:value-type="currency">
            <text:p>2,64 zł</text:p>
          </table:table-cell>
          <table:table-cell table:formula="of:=[.E30]*[.D30]" office:value-type="currency" office:currency="PLN" office:value="2.64" calcext:value-type="currency">
            <text:p>2,64 zł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Obudowa wiatraczka cz.dolna</text:p>
          </table:table-cell>
          <table:table-cell office:value-type="float" office:value="1" calcext:value-type="float">
            <text:p>1</text:p>
          </table:table-cell>
          <table:table-cell office:value-type="currency" office:currency="PLN" office:value="2.02" calcext:value-type="currency">
            <text:p>2,02 zł</text:p>
          </table:table-cell>
          <table:table-cell table:formula="of:=[.E31]*[.D31]" office:value-type="currency" office:currency="PLN" office:value="2.02" calcext:value-type="currency">
            <text:p>2,02 zł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tator kierunkowskazu</text:p>
          </table:table-cell>
          <table:table-cell office:value-type="float" office:value="1" calcext:value-type="float">
            <text:p>1</text:p>
          </table:table-cell>
          <table:table-cell office:value-type="currency" office:currency="PLN" office:value="0.33" calcext:value-type="currency">
            <text:p>0,33 zł</text:p>
          </table:table-cell>
          <table:table-cell table:formula="of:=[.E32]*[.D32]" office:value-type="currency" office:currency="PLN" office:value="0.33" calcext:value-type="currency">
            <text:p>0,33 zł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osłona statora</text:p>
          </table:table-cell>
          <table:table-cell office:value-type="float" office:value="1" calcext:value-type="float">
            <text:p>1</text:p>
          </table:table-cell>
          <table:table-cell office:value-type="currency" office:currency="PLN" office:value="0.1" calcext:value-type="currency">
            <text:p>0,10 zł</text:p>
          </table:table-cell>
          <table:table-cell table:formula="of:=[.E33]*[.D33]" office:value-type="currency" office:currency="PLN" office:value="0.1" calcext:value-type="currency">
            <text:p>0,10 zł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palec wskaznika</text:p>
          </table:table-cell>
          <table:table-cell office:value-type="float" office:value="1" calcext:value-type="float">
            <text:p>1</text:p>
          </table:table-cell>
          <table:table-cell office:value-type="currency" office:currency="PLN" office:value="0.1" calcext:value-type="currency">
            <text:p>0,10 zł</text:p>
          </table:table-cell>
          <table:table-cell table:formula="of:=[.E34]*[.D34]" office:value-type="currency" office:currency="PLN" office:value="0.1" calcext:value-type="currency">
            <text:p>0,10 zł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uchwyt kierunkowskazu</text:p>
          </table:table-cell>
          <table:table-cell office:value-type="float" office:value="1" calcext:value-type="float">
            <text:p>1</text:p>
          </table:table-cell>
          <table:table-cell office:value-type="currency" office:currency="PLN" office:value="0.44" calcext:value-type="currency">
            <text:p>0,44 zł</text:p>
          </table:table-cell>
          <table:table-cell table:formula="of:=[.E35]*[.D35]" office:value-type="currency" office:currency="PLN" office:value="0.44" calcext:value-type="currency">
            <text:p>0,44 zł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wskaznik kierunkowskazu</text:p>
          </table:table-cell>
          <table:table-cell office:value-type="float" office:value="1" calcext:value-type="float">
            <text:p>1</text:p>
          </table:table-cell>
          <table:table-cell office:value-type="currency" office:currency="PLN" office:value="0.17" calcext:value-type="currency">
            <text:p>0,17 zł</text:p>
          </table:table-cell>
          <table:table-cell table:formula="of:=[.E36]*[.D36]" office:value-type="currency" office:currency="PLN" office:value="0.17" calcext:value-type="currency">
            <text:p>0,17 zł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ogon kierunkowskazu</text:p>
          </table:table-cell>
          <table:table-cell office:value-type="float" office:value="1" calcext:value-type="float">
            <text:p>1</text:p>
          </table:table-cell>
          <table:table-cell office:value-type="currency" office:currency="PLN" office:value="0.18" calcext:value-type="currency">
            <text:p>0,18 zł</text:p>
          </table:table-cell>
          <table:table-cell table:formula="of:=[.E37]*[.D37]" office:value-type="currency" office:currency="PLN" office:value="0.18" calcext:value-type="currency">
            <text:p>0,18 zł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uchwyt ogona</text:p>
          </table:table-cell>
          <table:table-cell office:value-type="float" office:value="1" calcext:value-type="float">
            <text:p>1</text:p>
          </table:table-cell>
          <table:table-cell office:value-type="currency" office:currency="PLN" office:value="0.1" calcext:value-type="currency">
            <text:p>0,10 zł</text:p>
          </table:table-cell>
          <table:table-cell table:formula="of:=[.E38]*[.D38]" office:value-type="currency" office:currency="PLN" office:value="0.1" calcext:value-type="currency">
            <text:p>0,10 zł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uchwyt elektroniki</text:p>
          </table:table-cell>
          <table:table-cell office:value-type="float" office:value="1" calcext:value-type="float">
            <text:p>1</text:p>
          </table:table-cell>
          <table:table-cell office:value-type="currency" office:currency="PLN" office:value="0.73" calcext:value-type="currency">
            <text:p>0,73 zł</text:p>
          </table:table-cell>
          <table:table-cell table:formula="of:=[.E39]*[.D39]" office:value-type="currency" office:currency="PLN" office:value="0.73" calcext:value-type="currency">
            <text:p>0,73 zł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obudowa elektroniki bottom</text:p>
          </table:table-cell>
          <table:table-cell office:value-type="float" office:value="1" calcext:value-type="float">
            <text:p>1</text:p>
          </table:table-cell>
          <table:table-cell office:value-type="currency" office:currency="PLN" office:value="0.38" calcext:value-type="currency">
            <text:p>0,38 zł</text:p>
          </table:table-cell>
          <table:table-cell table:formula="of:=[.E40]*[.D40]" office:value-type="currency" office:currency="PLN" office:value="0.38" calcext:value-type="currency">
            <text:p>0,38 zł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obudowa elektroniki top</text:p>
          </table:table-cell>
          <table:table-cell office:value-type="float" office:value="1" calcext:value-type="float">
            <text:p>1</text:p>
          </table:table-cell>
          <table:table-cell office:value-type="currency" office:currency="PLN" office:value="0.33" calcext:value-type="currency">
            <text:p>0,33 zł</text:p>
          </table:table-cell>
          <table:table-cell table:formula="of:=[.E41]*[.D41]" office:value-type="currency" office:currency="PLN" office:value="0.33" calcext:value-type="currency">
            <text:p>0,33 zł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obudowa elektroniki middle</text:p>
          </table:table-cell>
          <table:table-cell office:value-type="float" office:value="1" calcext:value-type="float">
            <text:p>1</text:p>
          </table:table-cell>
          <table:table-cell office:value-type="currency" office:currency="PLN" office:value="2.39" calcext:value-type="currency">
            <text:p>2,39 zł</text:p>
          </table:table-cell>
          <table:table-cell table:formula="of:=[.E42]*[.D42]" office:value-type="currency" office:currency="PLN" office:value="2.39" calcext:value-type="currency">
            <text:p>2,39 zł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formula="of:=SUM([.F9:.F46])" office:value-type="currency" office:currency="PLN" office:value="148.09" calcext:value-type="currency">
            <text:p>148,09 zł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7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7T12:39:42.402000000</meta:creation-date>
    <dc:date>2021-06-27T13:35:54.556000000</dc:date>
    <meta:editing-duration>PT14M20S</meta:editing-duration>
    <meta:editing-cycles>2</meta:editing-cycles>
    <meta:generator>LibreOffice/7.0.1.2$Windows_X86_64 LibreOffice_project/7cbcfc562f6eb6708b5ff7d7397325de9e764452</meta:generator>
    <meta:document-statistic meta:table-count="1" meta:cell-count="175" meta:object-count="0"/>
  </office:meta>
</office:document-meta>
</file>